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D0000006ED5D9C95498271B5F.jpg" manifest:media-type="image/jpeg"/>
  <manifest:file-entry manifest:full-path="Pictures/100000010000048F00000085FBD0CADBB505887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Courier New" svg:font-family="'Courier New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swiss"/>
    <style:font-face style:name="Liberation Mono1" svg:font-family="'Liberation Mono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4.293cm" style:rel-column-width="14808*"/>
    </style:style>
    <style:style style:name="Tabla3.B" style:family="table-column">
      <style:table-column-properties style:column-width="9.911cm" style:rel-column-width="34185*"/>
    </style:style>
    <style:style style:name="Tabla3.C" style:family="table-column">
      <style:table-column-properties style:column-width="4.796cm" style:rel-column-width="16542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7.897cm" style:rel-column-width="27237*"/>
    </style:style>
    <style:style style:name="Tabla4.B" style:family="table-column">
      <style:table-column-properties style:column-width="11.104cm" style:rel-column-width="3829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1" style:family="table">
      <style:table-properties style:width="19.001cm" fo:break-before="column" table:align="margins"/>
    </style:style>
    <style:style style:name="Tabla1.A" style:family="table-column">
      <style:table-column-properties style:column-width="6.334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6" style:family="table">
      <style:table-properties style:width="18.983cm" table:align="right"/>
    </style:style>
    <style:style style:name="Tabla6.A" style:family="table-column">
      <style:table-column-properties style:column-width="8.511cm"/>
    </style:style>
    <style:style style:name="Tabla6.B" style:family="table-column">
      <style:table-column-properties style:column-width="6.482cm"/>
    </style:style>
    <style:style style:name="Tabla6.C" style:family="table-column">
      <style:table-column-properties style:column-width="3.99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C1" style:family="table-cell">
      <style:table-cell-properties fo:padding="0.097cm" fo:border="0.05pt solid #000000"/>
    </style:style>
    <style:style style:name="Tabla5" style:family="table">
      <style:table-properties style:width="18.983cm" table:align="right"/>
    </style:style>
    <style:style style:name="Tabla5.A" style:family="table-column">
      <style:table-column-properties style:column-width="6.309cm"/>
    </style:style>
    <style:style style:name="Tabla5.B" style:family="table-column">
      <style:table-column-properties style:column-width="12.674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7" style:family="table">
      <style:table-properties style:width="18.983cm" table:align="right"/>
    </style:style>
    <style:style style:name="Tabla7.A" style:family="table-column">
      <style:table-column-properties style:column-width="9.107cm"/>
    </style:style>
    <style:style style:name="Tabla7.B" style:family="table-column">
      <style:table-column-properties style:column-width="9.876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P1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P2" style:family="paragraph" style:parent-style-name="Table_20_Contents">
      <style:text-properties fo:font-size="9pt" style:font-size-asian="9pt" style:font-size-complex="9pt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8.931cm" style:type="right"/>
        </style:tab-stops>
      </style:paragraph-properties>
      <style:text-properties fo:font-size="9pt" officeooo:rsid="016f3fdd" officeooo:paragraph-rsid="0175db57" style:font-size-asian="9pt" style:font-size-complex="9pt"/>
    </style:style>
    <style:style style:name="P4" style:family="paragraph" style:parent-style-name="Table_20_Contents">
      <style:text-properties fo:font-size="9pt" style:font-size-asian="9.44999980926514pt" style:font-size-complex="10.8000001907349pt"/>
    </style:style>
    <style:style style:name="P5" style:family="paragraph" style:parent-style-name="Standard">
      <loext:graphic-properties draw:fill="solid" draw:fill-color="#99ccff" draw:opacity="100%"/>
      <style:paragraph-properties fo:break-before="page" fo:background-color="#99ccff"/>
      <style:text-properties fo:color="#000000" loext:opacity="100%" style:font-name="Arial" fo:font-size="9pt" fo:language="es" fo:country="ES" fo:font-weight="bold" officeooo:rsid="0174d27e" officeooo:paragraph-rsid="0174d27e" fo:background-color="transparent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6" style:family="paragraph" style:parent-style-name="Standard" style:master-page-name="">
      <loext:graphic-properties draw:fill="none"/>
      <style:paragraph-properties fo:margin-left="0.4cm" fo:margin-right="0cm" fo:text-indent="-0.4cm" style:auto-text-indent="false" style:page-number="auto" fo:background-color="transparent"/>
      <style:text-properties fo:color="#000000" loext:opacity="100%" style:font-name="Arial" fo:font-size="10pt" fo:language="es" fo:country="ES" fo:font-weight="normal" officeooo:rsid="0181bdb6" officeooo:paragraph-rsid="019112bc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7" style:family="paragraph" style:parent-style-name="Standard" style:master-page-name="">
      <loext:graphic-properties draw:fill="none"/>
      <style:paragraph-properties fo:margin-left="0.4cm" fo:margin-right="0cm" fo:text-indent="-0.4cm" style:auto-text-indent="false" style:page-number="auto" fo:background-color="transparent"/>
      <style:text-properties fo:color="#000000" loext:opacity="100%" style:font-name="Arial" fo:font-size="10pt" fo:language="es" fo:country="ES" fo:font-weight="normal" officeooo:rsid="0181bdb6" officeooo:paragraph-rsid="01921698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837cc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a40d6d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0.4cm" fo:margin-right="0cm" fo:text-indent="-0.4cm" style:auto-text-indent="false" style:page-number="auto" fo:background-color="transparent"/>
      <style:text-properties fo:color="#000000" loext:opacity="100%" style:font-name="Arial" fo:font-size="10pt" fo:language="es" fo:country="ES" fo:font-weight="normal" officeooo:rsid="0181bdb6" officeooo:paragraph-rsid="01a40d6d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0.4cm" fo:margin-right="0cm" fo:text-indent="-0.4cm" style:auto-text-indent="false" style:page-number="auto" fo:background-color="transparent"/>
      <style:text-properties fo:color="#000000" loext:opacity="100%" style:font-name="Arial" fo:font-size="10pt" fo:language="es" fo:country="ES" fo:font-weight="normal" officeooo:rsid="0181bdb6" officeooo:paragraph-rsid="01ab8b56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ab8b56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ae9d75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0.4cm" fo:margin-right="0cm" fo:text-indent="-0.4cm" style:auto-text-indent="false" style:page-number="auto" fo:background-color="transparent"/>
      <style:text-properties fo:color="#000000" loext:opacity="100%" style:font-name="Arial" fo:font-size="10pt" fo:language="es" fo:country="ES" fo:font-weight="normal" officeooo:rsid="0181bdb6" officeooo:paragraph-rsid="01ae9d75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5" style:family="paragraph" style:parent-style-name="Standard">
      <loext:graphic-properties draw:fill="none"/>
      <style:paragraph-properties fo:margin-left="0.4cm" fo:margin-right="0cm" fo:text-indent="-0.4cm" style:auto-text-indent="false" fo:background-color="transparent"/>
      <style:text-properties fo:color="#000000" loext:opacity="100%" style:font-name="Arial" fo:font-size="10pt" fo:language="es" fo:country="ES" fo:font-weight="normal" officeooo:rsid="0181bdb6" officeooo:paragraph-rsid="01b5ade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6" style:family="paragraph" style:parent-style-name="Standard">
      <style:text-properties fo:color="#000000" loext:opacity="100%" style:font-name="Arial" fo:font-size="10pt" fo:language="es" fo:country="ES" fo:font-weight="normal" officeooo:rsid="00b1d991" officeooo:paragraph-rsid="019112bc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7" style:family="paragraph" style:parent-style-name="Standard">
      <style:text-properties fo:color="#000000" loext:opacity="100%" style:font-name="Arial" fo:font-size="10pt" fo:language="es" fo:country="ES" fo:font-weight="bold" officeooo:rsid="01a94700" officeooo:paragraph-rsid="01ae9d75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>
      <style:text-properties fo:color="#000000" loext:opacity="100%" style:font-name="Courier New1" fo:font-size="10pt" fo:language="es" fo:country="ES" fo:font-weight="bold" officeooo:rsid="0181bdb6" officeooo:paragraph-rsid="0181bdb6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Standard">
      <style:text-properties fo:color="#000000" loext:opacity="100%" style:font-name="Courier New1" fo:font-size="10pt" fo:language="es" fo:country="ES" fo:font-weight="bold" officeooo:rsid="0181bdb6" officeooo:paragraph-rsid="01921698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style:text-properties fo:color="#000000" loext:opacity="100%" style:font-name="Courier New1" fo:font-size="10pt" fo:language="es" fo:country="ES" fo:font-weight="bold" officeooo:rsid="0181bdb6" officeooo:paragraph-rsid="0198608a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Standard">
      <style:text-properties fo:color="#000000" loext:opacity="100%" style:font-name="Courier New1" fo:font-size="10pt" fo:language="es" fo:country="ES" fo:font-weight="bold" officeooo:rsid="0181bdb6" officeooo:paragraph-rsid="01a40d6d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Standard">
      <style:text-properties fo:color="#000000" loext:opacity="100%" style:font-name="Courier New1" fo:font-size="10pt" fo:language="es" fo:country="ES" fo:font-weight="bold" officeooo:rsid="0181bdb6" officeooo:paragraph-rsid="01ab8b56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Standard">
      <style:text-properties fo:color="#000000" loext:opacity="100%" style:font-name="Courier New1" fo:font-size="10pt" fo:language="es" fo:country="ES" fo:font-weight="bold" officeooo:rsid="0181bdb6" officeooo:paragraph-rsid="01ae9d75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Standard">
      <loext:graphic-properties draw:fill="solid" draw:fill-color="#dddddd" draw:opacity="100%"/>
      <style:paragraph-properties fo:background-color="#dddddd"/>
      <style:text-properties fo:color="#0000ff" loext:opacity="100%" style:font-name="Arial" fo:font-size="10pt" fo:language="es" fo:country="ES" fo:font-weight="bold" officeooo:rsid="019112bc" officeooo:paragraph-rsid="019112b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Standard">
      <loext:graphic-properties draw:fill="solid" draw:fill-color="#dddddd" draw:opacity="100%"/>
      <style:paragraph-properties fo:background-color="#dddddd"/>
      <style:text-properties fo:color="#0000ff" loext:opacity="100%" style:font-name="Arial" fo:font-size="10pt" fo:language="es" fo:country="ES" fo:font-weight="bold" officeooo:rsid="019112bc" officeooo:paragraph-rsid="0192601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6" style:family="paragraph" style:parent-style-name="Standard">
      <loext:graphic-properties draw:fill="solid" draw:fill-color="#dddddd" draw:opacity="100%"/>
      <style:paragraph-properties fo:background-color="#dddddd"/>
      <style:text-properties fo:color="#0000ff" loext:opacity="100%" style:font-name="Arial" fo:font-size="10pt" fo:language="es" fo:country="ES" fo:font-weight="bold" officeooo:rsid="019756bd" officeooo:paragraph-rsid="01ae9d75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Standard" style:master-page-name="">
      <loext:graphic-properties draw:fill="solid" draw:fill-color="#dddddd" draw:opacity="100%"/>
      <style:paragraph-properties style:page-number="auto" fo:background-color="#dddddd"/>
      <style:text-properties fo:color="#0000ff" loext:opacity="100%" style:font-name="Arial" fo:font-size="10pt" fo:language="es" fo:country="ES" fo:font-weight="bold" officeooo:rsid="019756bd" officeooo:paragraph-rsid="01b5adee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Standard">
      <loext:graphic-properties draw:fill="solid" draw:fill-color="#dddddd" draw:opacity="100%"/>
      <style:paragraph-properties fo:background-color="#dddddd"/>
      <style:text-properties fo:color="#0000ff" loext:opacity="100%" style:font-name="Arial" fo:font-size="10pt" fo:language="es" fo:country="ES" fo:font-weight="bold" officeooo:rsid="0195bc36" officeooo:paragraph-rsid="01a40d6d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Standard">
      <loext:graphic-properties draw:fill="solid" draw:fill-color="#dddddd" draw:opacity="100%"/>
      <style:paragraph-properties fo:background-color="#dddddd"/>
      <style:text-properties fo:color="#0000ff" loext:opacity="100%" style:font-name="Arial" fo:font-size="10pt" fo:language="es" fo:country="ES" fo:font-weight="bold" officeooo:rsid="01a40d6d" officeooo:paragraph-rsid="01a40d6d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0" style:family="paragraph" style:parent-style-name="Standard">
      <loext:graphic-properties draw:fill="solid" draw:fill-color="#dddddd" draw:opacity="100%"/>
      <style:paragraph-properties fo:background-color="#dddddd"/>
      <style:text-properties fo:color="#0000ff" loext:opacity="100%" style:font-name="Arial" fo:font-size="10pt" fo:language="es" fo:country="ES" fo:font-weight="bold" officeooo:rsid="01ab8b56" officeooo:paragraph-rsid="01ab8b56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Standard">
      <style:text-properties officeooo:paragraph-rsid="01a40d6d"/>
    </style:style>
    <style:style style:name="P32" style:family="paragraph" style:parent-style-name="Standard">
      <loext:graphic-properties draw:fill="none"/>
      <style:paragraph-properties fo:margin-left="0.4cm" fo:margin-right="0cm" fo:text-align="center" style:justify-single-word="false" fo:text-indent="-0.4cm" style:auto-text-indent="false" fo:background-color="transparent"/>
      <style:text-properties style:use-window-font-color="true" loext:opacity="0%" style:font-name="Courier New1" fo:font-size="10pt" fo:language="es" fo:country="ES" fo:font-weight="bold" officeooo:rsid="0183c688" officeooo:paragraph-rsid="01b5adee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3" style:family="paragraph" style:parent-style-name="Standard" style:list-style-name="L1">
      <style:text-properties officeooo:paragraph-rsid="019112bc"/>
    </style:style>
    <style:style style:name="P34" style:family="paragraph" style:parent-style-name="Standard" style:list-style-name="L1">
      <style:text-properties officeooo:paragraph-rsid="01921698"/>
    </style:style>
    <style:style style:name="P35" style:family="paragraph" style:parent-style-name="Standard" style:list-style-name="L1">
      <style:text-properties officeooo:paragraph-rsid="01a40d6d"/>
    </style:style>
    <style:style style:name="P36" style:family="paragraph" style:parent-style-name="Standard" style:list-style-name="L1">
      <style:text-properties officeooo:paragraph-rsid="01ae9d75"/>
    </style:style>
    <style:style style:name="P37" style:family="paragraph" style:parent-style-name="Standard" style:list-style-name="L1">
      <style:text-properties officeooo:paragraph-rsid="01ab8b56"/>
    </style:style>
    <style:style style:name="P38" style:family="paragraph" style:parent-style-name="Standard" style:list-style-name="L1">
      <style:text-properties fo:color="#000000" loext:opacity="100%" style:font-name="Arial" fo:font-size="10pt" fo:language="es" fo:country="ES" fo:font-weight="normal" officeooo:rsid="01950d32" officeooo:paragraph-rsid="019112bc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9" style:family="paragraph" style:parent-style-name="Standard" style:list-style-name="L1">
      <style:text-properties fo:color="#000000" loext:opacity="100%" style:font-name="Arial" fo:font-size="10pt" fo:language="es" fo:country="ES" fo:font-weight="normal" officeooo:rsid="01950d32" officeooo:paragraph-rsid="01921698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0" style:family="paragraph" style:parent-style-name="Standard" style:list-style-name="L1">
      <style:text-properties fo:color="#000000" loext:opacity="100%" style:font-name="Arial" fo:font-size="10pt" fo:language="es" fo:country="ES" fo:font-weight="normal" officeooo:rsid="01950d32" officeooo:paragraph-rsid="01a40d6d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1" style:family="paragraph" style:parent-style-name="Standard" style:list-style-name="L1">
      <style:text-properties fo:color="#000000" loext:opacity="100%" style:font-name="Arial" fo:font-size="10pt" fo:language="es" fo:country="ES" fo:font-weight="normal" officeooo:rsid="01950d32" officeooo:paragraph-rsid="01ae9d75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2" style:family="paragraph" style:parent-style-name="Standard" style:list-style-name="L1">
      <style:text-properties fo:color="#000000" loext:opacity="100%" style:font-name="Arial" fo:font-size="10pt" fo:language="es" fo:country="ES" fo:font-weight="normal" officeooo:rsid="01950d32" officeooo:paragraph-rsid="01ab8b56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3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1" fo:font-size="10pt" fo:language="es" fo:country="ES" fo:font-weight="bold" officeooo:rsid="01921698" officeooo:paragraph-rsid="0198608a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4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1" fo:font-size="10pt" fo:language="es" fo:country="ES" fo:font-weight="bold" officeooo:rsid="01921698" officeooo:paragraph-rsid="019d9231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5" style:family="paragraph" style:parent-style-name="Standard" style:list-style-name="L4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1" fo:font-size="10pt" fo:language="es" fo:country="ES" fo:font-weight="bold" officeooo:rsid="01921698" officeooo:paragraph-rsid="01b72cdd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Standard" style:list-style-name="L4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1" fo:font-size="10pt" fo:language="es" fo:country="ES" fo:font-weight="bold" officeooo:rsid="01921698" officeooo:paragraph-rsid="01b7d082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7" style:family="paragraph" style:parent-style-name="Standard" style:list-style-name="L4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1" fo:font-size="10pt" fo:language="es" fo:country="ES" fo:font-weight="bold" officeooo:rsid="01921698" officeooo:paragraph-rsid="01b21e0a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8" style:family="paragraph" style:parent-style-name="Standard" style:list-style-name="L4">
      <loext:graphic-properties draw:fill="none"/>
      <style:paragraph-properties fo:margin-left="0.801cm" fo:margin-right="0cm" fo:text-indent="-0.7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1" fo:font-size="10pt" fo:language="es" fo:country="ES" fo:font-weight="bold" officeooo:rsid="01921698" officeooo:paragraph-rsid="01b21e0a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9" style:family="paragraph" style:parent-style-name="Standard" style:list-style-name="L4">
      <loext:graphic-properties draw:fill="none"/>
      <style:paragraph-properties fo:margin-left="0.7cm" fo:margin-right="0cm" fo:text-indent="-0.7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1" fo:font-size="10pt" fo:language="es" fo:country="ES" fo:font-weight="bold" officeooo:rsid="01921698" officeooo:paragraph-rsid="01b21e0a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0" style:family="paragraph" style:parent-style-name="Standard" style:list-style-name="L4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1" fo:font-size="10pt" fo:language="es" fo:country="ES" fo:font-weight="bold" officeooo:rsid="01921698" officeooo:paragraph-rsid="01b3c940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1" style:family="paragraph" style:parent-style-name="Standard" style:list-style-name="L4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1" fo:font-size="10pt" fo:language="es" fo:country="ES" fo:font-weight="bold" officeooo:rsid="01921698" officeooo:paragraph-rsid="01b42855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2" style:family="paragraph" style:parent-style-name="Standard" style:list-style-name="L5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1" fo:font-size="10pt" fo:language="es" fo:country="ES" fo:font-weight="bold" officeooo:rsid="01921698" officeooo:paragraph-rsid="01b5adee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3" style:family="paragraph" style:parent-style-name="Standard" style:list-style-name="L6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1" fo:font-size="10pt" fo:language="es" fo:country="ES" fo:font-weight="bold" officeooo:rsid="01921698" officeooo:paragraph-rsid="01ab8b56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4" style:family="paragraph" style:parent-style-name="Standard" style:list-style-name="L6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1" fo:font-size="10pt" fo:language="es" fo:country="ES" fo:font-weight="bold" officeooo:rsid="01921698" officeooo:paragraph-rsid="01b7d082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Standard" style:list-style-name="L3">
      <loext:graphic-properties draw:fill="none"/>
      <style:paragraph-properties fo:margin-left="0.499cm" fo:margin-right="0cm" fo:text-indent="-0.499cm" style:auto-text-indent="false" fo:background-color="transparent"/>
      <style:text-properties fo:color="#000000" loext:opacity="100%" style:font-name="Courier New1" fo:font-size="10pt" fo:language="es" fo:country="ES" fo:font-weight="bold" officeooo:rsid="01921698" officeooo:paragraph-rsid="01a40d6d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Standard" style:list-style-name="L3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794cm"/>
          <style:tab-stop style:position="0.102cm"/>
        </style:tab-stops>
      </style:paragraph-properties>
      <style:text-properties fo:color="#000000" loext:opacity="100%" style:font-name="Courier New1" fo:font-size="10pt" fo:language="es" fo:country="ES" fo:font-weight="bold" officeooo:rsid="01921698" officeooo:paragraph-rsid="01a40d6d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Standard" style:list-style-name="L3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508cm"/>
        </style:tab-stops>
      </style:paragraph-properties>
      <style:text-properties fo:color="#000000" loext:opacity="100%" style:font-name="Courier New1" fo:font-size="10pt" fo:language="es" fo:country="ES" fo:font-weight="bold" officeooo:rsid="01921698" officeooo:paragraph-rsid="01a40d6d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/>
      <style:text-properties fo:color="#000000" loext:opacity="100%" style:font-name="Courier New1" fo:font-size="10pt" fo:language="es" fo:country="ES" fo:font-weight="bold" officeooo:rsid="0198608a" officeooo:paragraph-rsid="01ad69c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9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/>
      <style:text-properties fo:color="#000000" loext:opacity="100%" style:font-name="Courier New1" fo:font-size="10pt" fo:language="es" fo:country="ES" fo:font-weight="bold" officeooo:rsid="0198608a" officeooo:paragraph-rsid="01bbe0ce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0" style:family="paragraph" style:parent-style-name="Standard" style:list-style-name="L4">
      <loext:graphic-properties draw:fill="none"/>
      <style:paragraph-properties fo:margin-left="0.7cm" fo:margin-right="0cm" fo:text-indent="-0.7cm" style:auto-text-indent="false" fo:background-color="transparent"/>
      <style:text-properties fo:color="#000000" loext:opacity="100%" style:font-name="Courier New1" fo:font-size="10pt" fo:language="es" fo:country="ES" fo:font-weight="bold" officeooo:rsid="0198608a" officeooo:paragraph-rsid="01b07331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Standard" style:list-style-name="L4">
      <loext:graphic-properties draw:fill="none"/>
      <style:paragraph-properties fo:margin-left="0.801cm" fo:margin-right="0cm" fo:text-indent="-0.801cm" style:auto-text-indent="false" fo:background-color="transparent"/>
      <style:text-properties fo:color="#000000" loext:opacity="100%" style:font-name="Courier New1" fo:font-size="10pt" fo:language="es" fo:country="ES" fo:font-weight="bold" officeooo:rsid="0198608a" officeooo:paragraph-rsid="01b07331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2" style:family="paragraph" style:parent-style-name="Standard" style:list-style-name="L4">
      <loext:graphic-properties draw:fill="none"/>
      <style:paragraph-properties fo:margin-left="0.7cm" fo:margin-right="0cm" fo:text-indent="-0.7cm" style:auto-text-indent="false" fo:background-color="transparent">
        <style:tab-stops>
          <style:tab-stop style:position="0.203cm"/>
        </style:tab-stops>
      </style:paragraph-properties>
      <style:text-properties fo:color="#000000" loext:opacity="100%" style:font-name="Courier New1" fo:font-size="10pt" fo:language="es" fo:country="ES" fo:font-weight="bold" officeooo:rsid="0198608a" officeooo:paragraph-rsid="01a40d6d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1" fo:font-size="10pt" fo:language="es" fo:country="ES" fo:font-weight="bold" officeooo:rsid="019bbdbf" officeooo:paragraph-rsid="01ad69c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4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/>
      <style:text-properties fo:color="#000000" loext:opacity="100%" style:font-name="Courier New1" fo:font-size="10pt" fo:language="es" fo:country="ES" fo:font-weight="bold" officeooo:rsid="019bbdbf" officeooo:paragraph-rsid="01bbe0ce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/>
      <style:text-properties fo:color="#000000" loext:opacity="100%" style:font-name="Courier New1" fo:font-size="10pt" fo:language="es" fo:country="ES" fo:font-weight="bold" officeooo:rsid="01ac2afd" officeooo:paragraph-rsid="01ad69c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/>
      <style:text-properties fo:color="#000000" loext:opacity="100%" style:font-name="Courier New1" fo:font-size="10pt" fo:language="es" fo:country="ES" fo:font-weight="bold" officeooo:rsid="0193c319" officeooo:paragraph-rsid="01ad69c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7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/>
      <style:text-properties fo:color="#000000" loext:opacity="100%" style:font-name="Courier New1" fo:font-size="10pt" fo:language="es" fo:country="ES" fo:font-weight="bold" officeooo:rsid="0193c319" officeooo:paragraph-rsid="0198608a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8" style:family="paragraph" style:parent-style-name="Standard" style:list-style-name="L4">
      <loext:graphic-properties draw:fill="none"/>
      <style:paragraph-properties fo:margin-left="0.499cm" fo:margin-right="0cm" fo:text-indent="-0.499cm" style:auto-text-indent="false" fo:background-color="transparent"/>
      <style:text-properties fo:color="#000000" loext:opacity="100%" style:font-name="Courier New1" fo:font-size="10pt" fo:language="es" fo:country="ES" fo:font-weight="bold" officeooo:rsid="0193c319" officeooo:paragraph-rsid="01b21e0a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9" style:family="paragraph" style:parent-style-name="Standard" style:list-style-name="L4">
      <loext:graphic-properties draw:fill="none"/>
      <style:paragraph-properties fo:margin-left="0.7cm" fo:margin-right="0cm" fo:text-indent="-0.7cm" style:auto-text-indent="false" fo:background-color="transparent"/>
      <style:text-properties fo:color="#000000" loext:opacity="100%" style:font-name="Courier New1" fo:font-size="10pt" fo:language="es" fo:country="ES" fo:font-weight="bold" officeooo:rsid="0193c319" officeooo:paragraph-rsid="01b21e0a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0" style:family="paragraph" style:parent-style-name="Standard" style:list-style-name="L4">
      <loext:graphic-properties draw:fill="none"/>
      <style:paragraph-properties fo:margin-left="0.7cm" fo:margin-right="0cm" fo:text-indent="-0.7cm" style:auto-text-indent="false" fo:background-color="transparent">
        <style:tab-stops>
          <style:tab-stop style:position="0.286cm"/>
        </style:tab-stops>
      </style:paragraph-properties>
      <style:text-properties fo:color="#000000" loext:opacity="100%" style:font-name="Courier New1" fo:font-size="10pt" fo:language="es" fo:country="ES" fo:font-weight="bold" officeooo:rsid="0193c319" officeooo:paragraph-rsid="01b21e0a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1" style:family="paragraph" style:parent-style-name="Standard" style:list-style-name="L5">
      <loext:graphic-properties draw:fill="none"/>
      <style:paragraph-properties fo:margin-left="0.499cm" fo:margin-right="0cm" fo:text-indent="-0.499cm" style:auto-text-indent="false" fo:background-color="transparent"/>
      <style:text-properties fo:color="#000000" loext:opacity="100%" style:font-name="Courier New1" fo:font-size="10pt" fo:language="es" fo:country="ES" fo:font-weight="bold" officeooo:rsid="0193c319" officeooo:paragraph-rsid="01ae9d75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2" style:family="paragraph" style:parent-style-name="Standard" style:list-style-name="L5">
      <loext:graphic-properties draw:fill="none"/>
      <style:paragraph-properties fo:margin-left="0.499cm" fo:margin-right="0cm" fo:text-indent="-0.499cm" style:auto-text-indent="false" fo:background-color="transparent"/>
      <style:text-properties fo:color="#000000" loext:opacity="100%" style:font-name="Courier New1" fo:font-size="10pt" fo:language="es" fo:country="ES" fo:font-weight="bold" officeooo:rsid="0193c319" officeooo:paragraph-rsid="01b5e0bd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3" style:family="paragraph" style:parent-style-name="Standard" style:list-style-name="L6">
      <loext:graphic-properties draw:fill="none"/>
      <style:paragraph-properties fo:margin-left="0.499cm" fo:margin-right="0cm" fo:text-indent="-0.499cm" style:auto-text-indent="false" fo:background-color="transparent"/>
      <style:text-properties fo:color="#000000" loext:opacity="100%" style:font-name="Courier New1" fo:font-size="10pt" fo:language="es" fo:country="ES" fo:font-weight="bold" officeooo:rsid="0193c319" officeooo:paragraph-rsid="01ab8b56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4" style:family="paragraph" style:parent-style-name="Standard" style:list-style-name="L6">
      <loext:graphic-properties draw:fill="none"/>
      <style:paragraph-properties fo:margin-left="0.499cm" fo:margin-right="0cm" fo:text-indent="-0.499cm" style:auto-text-indent="false" fo:background-color="transparent"/>
      <style:text-properties fo:color="#000000" loext:opacity="100%" style:font-name="Courier New1" fo:font-size="10pt" fo:language="es" fo:country="ES" fo:font-weight="bold" officeooo:rsid="0193c319" officeooo:paragraph-rsid="01b8b88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5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/>
      <style:text-properties fo:color="#000000" loext:opacity="100%" style:font-name="Courier New1" fo:font-size="10pt" fo:language="es" fo:country="ES" fo:font-weight="bold" officeooo:rsid="01ad69cf" officeooo:paragraph-rsid="01ad69c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6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/>
      <style:text-properties fo:color="#000000" loext:opacity="100%" style:font-name="Courier New1" fo:font-size="10pt" fo:language="es" fo:country="ES" fo:font-weight="bold" officeooo:rsid="01bbe0ce" officeooo:paragraph-rsid="01bbe0ce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7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/>
      <style:text-properties fo:color="#000000" loext:opacity="100%" style:font-name="Courier New1" fo:font-size="10pt" fo:language="es" fo:country="ES" fo:font-weight="bold" officeooo:rsid="01ae9d75" officeooo:paragraph-rsid="01c18bf0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8" style:family="paragraph" style:parent-style-name="Standard" style:list-style-name="L3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-0.508cm"/>
        </style:tab-stops>
      </style:paragraph-properties>
      <style:text-properties fo:color="#000000" loext:opacity="100%" style:font-name="Courier New1" fo:font-size="10pt" fo:language="es" fo:country="ES" fo:font-weight="bold" officeooo:rsid="01ae9d75" officeooo:paragraph-rsid="01ae9d75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9" style:family="paragraph" style:parent-style-name="Standard" style:list-style-name="L4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1" fo:font-size="10pt" fo:language="es" fo:country="ES" fo:font-weight="bold" officeooo:rsid="01b42855" officeooo:paragraph-rsid="01b42855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0" style:family="paragraph" style:parent-style-name="Standard" style:list-style-name="L4">
      <loext:graphic-properties draw:fill="none"/>
      <style:paragraph-properties fo:margin-left="0.499cm" fo:margin-right="0cm" fo:text-indent="-0.499cm" style:auto-text-indent="false" fo:background-color="transparent"/>
      <style:text-properties fo:color="#000000" loext:opacity="100%" style:font-name="Courier New1" fo:font-size="10pt" fo:language="es" fo:country="ES" fo:font-weight="bold" officeooo:rsid="01b42855" officeooo:paragraph-rsid="01b42855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1" style:family="paragraph" style:parent-style-name="Standard" style:list-style-name="L4">
      <loext:graphic-properties draw:fill="none"/>
      <style:paragraph-properties fo:margin-left="0.499cm" fo:margin-right="0cm" fo:text-indent="-0.499cm" style:auto-text-indent="false" fo:background-color="transparent"/>
      <style:text-properties fo:color="#000000" loext:opacity="100%" style:font-name="Courier New1" fo:font-size="10pt" fo:language="es" fo:country="ES" fo:font-weight="bold" officeooo:rsid="01b5adee" officeooo:paragraph-rsid="01b5adee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2" style:family="paragraph" style:parent-style-name="Standard" style:list-style-name="L5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1" fo:font-size="10pt" fo:language="es" fo:country="ES" fo:font-weight="bold" officeooo:rsid="01b5adee" officeooo:paragraph-rsid="01b5adee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3" style:family="paragraph" style:parent-style-name="Standard" style:list-style-name="L5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1" fo:font-size="10pt" fo:language="es" fo:country="ES" fo:font-weight="bold" officeooo:rsid="01b5adee" officeooo:paragraph-rsid="01ae9d75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4" style:family="paragraph" style:parent-style-name="Standard" style:list-style-name="L5">
      <loext:graphic-properties draw:fill="none"/>
      <style:paragraph-properties fo:margin-left="0.499cm" fo:margin-right="0cm" fo:text-indent="-0.499cm" style:auto-text-indent="false" fo:background-color="transparent"/>
      <style:text-properties fo:color="#000000" loext:opacity="100%" style:font-name="Courier New1" fo:font-size="10pt" fo:language="es" fo:country="ES" fo:font-weight="bold" officeooo:rsid="01b5e0bd" officeooo:paragraph-rsid="01b5e0bd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" style:family="text">
      <style:text-properties fo:color="#3399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2" style:family="text">
      <style:text-properties fo:color="#3399ff" loext:opacity="100%" style:font-name="Berlin Sans FB Demi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3" style:family="text">
      <style:text-properties fo:color="#3399ff" loext:opacity="100%" style:font-name="Berlin Sans FB Demi" fo:language="zxx" fo:country="none" fo:font-style="italic" fo:text-shadow="1pt 1pt" fo:font-weight="bold" officeooo:rsid="0173d284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4" style:family="text">
      <style:text-properties fo:color="#3399ff" loext:opacity="100%" style:font-name="Berlin Sans FB Demi" fo:font-size="11pt" fo:language="zxx" fo:country="none" fo:font-style="italic" fo:text-shadow="1pt 1pt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5" style:family="text">
      <style:text-properties fo:color="#3399ff" loext:opacity="100%" style:font-name="Berlin Sans FB Demi" fo:font-size="11pt" fo:language="zxx" fo:country="none" fo:font-style="italic" fo:text-shadow="1pt 1pt" fo:font-weight="bold" officeooo:rsid="0175db57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6" style:family="text">
      <style:text-properties fo:color="#00cc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7" style:family="text">
      <style:text-properties fo:color="#00ccff" loext:opacity="100%" style:font-name="Berlin Sans FB Demi" fo:language="zxx" fo:country="none" fo:font-style="italic" fo:text-shadow="1pt 1pt" fo:font-weight="bold" officeooo:rsid="016759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8" style:family="text">
      <style:text-properties fo:color="#b2b2b2" loext:opacity="100%" style:font-name="Berlin Sans FB Demi" fo:font-size="8pt" fo:language="zxx" fo:country="none" fo:font-style="italic" fo:text-shadow="1pt 1pt" fo:font-weight="bold" officeooo:rsid="0170ba8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T9" style:family="text">
      <style:text-properties fo:color="#b2b2b2" loext:opacity="100%" style:font-name="Berlin Sans FB Demi" fo:font-size="8pt" fo:language="zxx" fo:country="none" fo:font-style="italic" fo:text-shadow="1pt 1pt" fo:font-weight="bold" officeooo:rsid="0175db5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T10" style:family="text">
      <style:text-properties fo:color="#ff9900" loext:opacity="100%" style:font-name="Berlin Sans FB Demi" fo:language="zxx" fo:country="none" fo:font-style="italic" fo:text-shadow="1pt 1pt" fo:font-weight="bold" officeooo:rsid="017d298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1" style:family="text">
      <style:text-properties fo:color="#ff9900" loext:opacity="100%" style:font-name="Berlin Sans FB Demi" fo:language="zxx" fo:country="none" fo:font-style="italic" fo:text-shadow="1pt 1pt" fo:font-weight="bold" officeooo:rsid="017dbcb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2" style:family="text">
      <style:text-properties fo:color="#ff9900" loext:opacity="100%" style:font-name="Berlin Sans FB Demi" fo:language="zxx" fo:country="none" fo:font-style="italic" fo:text-shadow="1pt 1pt" fo:font-weight="bold" officeooo:rsid="0175db5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3" style:family="text">
      <style:text-properties fo:color="#ff9900" loext:opacity="100%" style:font-name="Berlin Sans FB Demi" fo:language="zxx" fo:country="none" fo:font-style="italic" fo:text-shadow="1pt 1pt" fo:font-weight="bold" officeooo:rsid="017b841f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4" style:family="text">
      <style:text-properties fo:color="#ff9900" loext:opacity="100%" style:font-name="Berlin Sans FB Demi" fo:language="zxx" fo:country="none" fo:font-style="italic" fo:text-shadow="1pt 1pt" fo:font-weight="bold" officeooo:rsid="01bde598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officeooo:rsid="019112bc" style:font-size-asian="10pt" style:font-size-complex="10pt"/>
    </style:style>
    <style:style style:name="T17" style:family="text">
      <style:text-properties fo:color="#000000" loext:opacity="100%" style:font-name="Arial" fo:font-size="10pt" fo:language="es" fo:country="ES" fo:font-weight="normal" officeooo:rsid="01950d32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8" style:family="text">
      <style:text-properties fo:color="#000000" loext:opacity="100%" style:font-name="Arial" fo:font-size="10pt" fo:language="es" fo:country="ES" fo:font-weight="normal" officeooo:rsid="0191a9c1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9" style:family="text">
      <style:text-properties officeooo:rsid="018fd709"/>
    </style:style>
    <style:style style:name="T20" style:family="text">
      <style:text-properties officeooo:rsid="01950d32"/>
    </style:style>
    <style:style style:name="T21" style:family="text">
      <style:text-properties officeooo:rsid="0191a9c1"/>
    </style:style>
    <style:style style:name="T22" style:family="text">
      <style:text-properties officeooo:rsid="01921698"/>
    </style:style>
    <style:style style:name="T23" style:family="text">
      <style:text-properties officeooo:rsid="0193c319"/>
    </style:style>
    <style:style style:name="T24" style:family="text">
      <style:text-properties officeooo:rsid="019bbdbf"/>
    </style:style>
    <style:style style:name="T25" style:family="text">
      <style:text-properties officeooo:rsid="019d8d8d"/>
    </style:style>
    <style:style style:name="T26" style:family="text">
      <style:text-properties officeooo:rsid="019d9231"/>
    </style:style>
    <style:style style:name="T27" style:family="text">
      <style:text-properties officeooo:rsid="01a36595"/>
    </style:style>
    <style:style style:name="T28" style:family="text">
      <style:text-properties officeooo:rsid="01a40d6d"/>
    </style:style>
    <style:style style:name="T29" style:family="text">
      <style:text-properties officeooo:rsid="01a90ddc"/>
    </style:style>
    <style:style style:name="T30" style:family="text">
      <style:text-properties officeooo:rsid="01aaf131"/>
    </style:style>
    <style:style style:name="T31" style:family="text">
      <style:text-properties officeooo:rsid="01ad69cf"/>
    </style:style>
    <style:style style:name="T32" style:family="text">
      <style:text-properties officeooo:rsid="01ae9d75"/>
    </style:style>
    <style:style style:name="T33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officeooo:rsid="01b07331"/>
    </style:style>
    <style:style style:name="T35" style:family="text">
      <style:text-properties officeooo:rsid="01b21e0a"/>
    </style:style>
    <style:style style:name="T36" style:family="text">
      <style:text-properties officeooo:rsid="01b42855"/>
    </style:style>
    <style:style style:name="T37" style:family="text">
      <style:text-properties officeooo:rsid="01b5adee"/>
    </style:style>
    <style:style style:name="T38" style:family="text">
      <style:text-properties fo:font-weight="bold" officeooo:rsid="019756bd" style:font-weight-asian="bold" style:font-weight-complex="bold"/>
    </style:style>
    <style:style style:name="T39" style:family="text">
      <style:text-properties officeooo:rsid="01b5e0bd"/>
    </style:style>
    <style:style style:name="T40" style:family="text">
      <style:text-properties officeooo:rsid="01b72cdd"/>
    </style:style>
    <style:style style:name="T41" style:family="text">
      <style:text-properties officeooo:rsid="01b7d082"/>
    </style:style>
    <style:style style:name="T42" style:family="text">
      <style:text-properties style:font-name="Courier New" style:text-underline-style="none" officeooo:rsid="01b7d082"/>
    </style:style>
    <style:style style:name="T43" style:family="text">
      <style:text-properties style:use-window-font-color="true" loext:opacity="0%" style:font-name="Courier New" style:text-underline-style="none"/>
    </style:style>
    <style:style style:name="T44" style:family="text">
      <style:text-properties style:use-window-font-color="true" loext:opacity="0%" style:font-name="Courier New" style:text-underline-style="none" officeooo:rsid="01b7d082"/>
    </style:style>
    <style:style style:name="T45" style:family="text">
      <style:text-properties style:use-window-font-color="true" loext:opacity="0%" style:font-name="Courier New" style:text-underline-style="none" officeooo:rsid="01b7d082" style:font-name-asian="NSimSun" style:font-name-complex="Liberation Mono1"/>
    </style:style>
    <style:style style:name="T46" style:family="text">
      <style:text-properties style:use-window-font-color="true" loext:opacity="0%" style:font-name="Courier New1" fo:font-weight="bold" officeooo:rsid="01b5adee" style:font-weight-asian="bold" style:font-weight-complex="bold"/>
    </style:style>
    <style:style style:name="T47" style:family="text">
      <style:text-properties style:use-window-font-color="true" loext:opacity="0%" style:font-name="Courier New1" fo:font-weight="bold" officeooo:rsid="01bcac80" style:font-weight-asian="bold" style:font-weight-complex="bold"/>
    </style:style>
    <style:style style:name="T48" style:family="text">
      <style:text-properties officeooo:rsid="01b8b88f"/>
    </style:style>
    <style:style style:name="T49" style:family="text">
      <style:text-properties officeooo:rsid="01bbe0ce"/>
    </style:style>
    <style:style style:name="T50" style:family="text">
      <style:text-properties officeooo:rsid="01bcac80"/>
    </style:style>
    <style:style style:name="T51" style:family="text">
      <style:text-properties officeooo:rsid="01bfad6a"/>
    </style:style>
    <style:style style:name="T52" style:family="text">
      <style:text-properties officeooo:rsid="01c51ae9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JERCICIOS <text:span text:style-name="T15">DE </text:span><text:span text:style-name="T16">EXPRESIONES</text:span></text:p>
      <text:p text:style-name="P16"/>
      <text:p text:style-name="P16"/>
      <text:p text:style-name="P24">Expresiones aritméticas<text:span text:style-name="T29"> básicas</text:span></text:p>
      <text:p text:style-name="P6">1. <text:span text:style-name="T19">Dada</text:span><text:span text:style-name="T20">s</text:span><text:span text:style-name="T19"> la</text:span><text:span text:style-name="T20">s</text:span><text:span text:style-name="T19"> siguiente expresión</text:span><text:span text:style-name="T20">es</text:span><text:span text:style-name="T19"> en JavaScript</text:span><text:span text:style-name="T20">, para cada una a</text:span><text:span text:style-name="T21">plicando las reglas de</text:span><text:span text:style-name="T20"> </text:span><text:span text:style-name="T21">orden de agrupación</text:span><text:span text:style-name="T20"> (</text:span><text:span text:style-name="T21">precedencia y asociatividad</text:span><text:span text:style-name="T20">) y </text:span><text:span text:style-name="T21">orden de evaluación</text:span><text:span text:style-name="T20">:</text:span></text:p>
      <text:list xml:id="list2495800113" text:style-name="L1">
        <text:list-item>
          <text:p text:style-name="P33"><text:span text:style-name="T18">pon paréntesis de forma que, sin modificar su funcionalidad, haga claro en qué orden se evalúa.</text:span><text:span text:style-name="T17"> </text:span></text:p>
        </text:list-item>
        <text:list-item>
          <text:p text:style-name="P38">indica el valor resultante de la expresión y de las variables, si las hay</text:p>
        </text:list-item>
      </text:list>
      <text:p text:style-name="P18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eLine1585718016992">
          <table:table-cell table:style-name="Tabla3.A1" office:value-type="string">
            <text:list xml:id="list320882164" text:style-name="L2">
              <text:list-item>
                <text:p text:style-name="P43"><text:span text:style-name="T25">15 - 3 - 2</text:span><text:line-break/></text:p>
              </text:list-item>
              <text:list-item>
                <text:p text:style-name="P43"><text:span text:style-name="T25">12 / 6 / 2</text:span><text:line-break/></text:p>
              </text:list-item>
              <text:list-item>
                <text:p text:style-name="P43"><text:span text:style-name="T26">3 ** 2 ** 3</text:span><text:line-break/></text:p>
              </text:list-item>
              <text:list-item>
                <text:p text:style-name="P43"><text:span text:style-name="T26">15 - 3 ** 4 / 3</text:span><text:line-break/></text:p>
              </text:list-item>
              <text:list-item>
                <text:p text:style-name="P58"><text:span text:style-name="T24">10/-0</text:span><text:line-break/></text:p>
              </text:list-item>
              <text:list-item>
                <text:p text:style-name="P63">-10/-0</text:p>
              </text:list-item>
            </text:list>
          </table:table-cell>
          <table:table-cell table:style-name="Tabla3.A1" office:value-type="string">
            <text:list xml:id="list211601949350746" text:continue-numbering="true" text:style-name="L2">
              <text:list-item>
                <text:p text:style-name="P65">10 * 10 ** 5 % 20 + 10 % 5<text:line-break/></text:p>
              </text:list-item>
              <text:list-item>
                <text:p text:style-name="P66"><text:span text:style-name="T31">let a = 10;<text:line-break/>let b = <text:line-break/> <text:s text:c="2"/>a++ % 10 ? "ola " + a : "hola " + a;</text:span><text:line-break/></text:p>
              </text:list-item>
              <text:list-item>
                <text:p text:style-name="P66"><text:span text:style-name="T31">let a = 9;<text:line-break/>let b = <text:line-break/> <text:s text:c="2"/>a++ % 10 ? "ola " + a : "hola " + a;</text:span>;<text:line-break/></text:p>
              </text:list-item>
              <text:list-item>
                <text:p text:style-name="P75">let a = 4;<text:line-break/>a-- &lt;= 5 % a <text:s/>? ++a : a--;</text:p>
              </text:list-item>
            </text:list>
          </table:table-cell>
          <table:table-cell table:style-name="Tabla3.C1" office:value-type="string">
            <text:list xml:id="list211602926732102" text:continue-numbering="true" text:style-name="L2">
              <text:list-item>
                <text:p text:style-name="P67"><text:span text:style-name="T27">Infinity / Infinity</text:span><text:line-break/></text:p>
              </text:list-item>
              <text:list-item>
                <text:p text:style-name="P64">0/-0<text:line-break/></text:p>
              </text:list-item>
              <text:list-item>
                <text:p text:style-name="P59"><text:span text:style-name="T49">1_234 + 1_000</text:span><text:line-break/></text:p>
              </text:list-item>
              <text:list-item>
                <text:p text:style-name="P59"><text:span text:style-name="T49">1_000.34 + 1_000.10</text:span><text:line-break/></text:p>
              </text:list-item>
              <text:list-item>
                <text:p text:style-name="P76">0xFE + 1<text:line-break/></text:p>
              </text:list-item>
              <text:list-item>
                <text:p text:style-name="P76">0B001 + 0B001<text:line-break/></text:p>
              </text:list-item>
              <text:list-item>
                <text:p text:style-name="P76">0o333 + 0o001</text:p>
              </text:list-item>
            </text:list>
          </table:table-cell>
        </table:table-row>
      </table:table>
      <text:p text:style-name="P20"/>
      <text:p text:style-name="P18"/>
      <text:p text:style-name="P25">Expresiones aritméticas</text:p>
      <text:p text:style-name="P7"><text:span text:style-name="T22">2</text:span>. <text:span text:style-name="T19">Dada</text:span><text:span text:style-name="T20">s</text:span><text:span text:style-name="T19"> la</text:span><text:span text:style-name="T20">s</text:span><text:span text:style-name="T19"> siguiente expresión</text:span><text:span text:style-name="T20">es</text:span><text:span text:style-name="T19"> en JavaScript</text:span><text:span text:style-name="T20">, para cada una a</text:span><text:span text:style-name="T21">plicando las reglas de</text:span><text:span text:style-name="T20"> </text:span><text:span text:style-name="T21">orden de agrupación</text:span><text:span text:style-name="T20"> (</text:span><text:span text:style-name="T21">precedencia y asociatividad</text:span><text:span text:style-name="T20">) y </text:span><text:span text:style-name="T21">orden de evaluación</text:span><text:span text:style-name="T20">:</text:span></text:p>
      <text:list xml:id="list211602763449146" text:continue-list="list2495800113" text:style-name="L1">
        <text:list-item>
          <text:p text:style-name="P34"><text:span text:style-name="T18">pon paréntesis de forma que, sin modificar su funcionalidad, haga claro en qué orden se evalúa.</text:span><text:span text:style-name="T17"> </text:span></text:p>
        </text:list-item>
        <text:list-item>
          <text:p text:style-name="P39">indica el valor resultante de la expresión y de las variables, si las hay</text:p>
        </text:list-item>
      </text:list>
      <text:p text:style-name="P19"/>
      <table:table table:name="Tabla4" table:style-name="Tabla4">
        <table:table-column table:style-name="Tabla4.A"/>
        <table:table-column table:style-name="Tabla4.B"/>
        <table:table-row table:style-name="TableLine1585718014816">
          <table:table-cell table:style-name="Tabla4.A1" office:value-type="string">
            <text:list xml:id="list211603105633980" text:continue-list="list211602926732102" text:style-name="L2">
              <text:list-item text:start-value="1">
                <text:p text:style-name="P43"><text:span text:style-name="T25">let a = 1</text:span>;<text:line-break/><text:span text:style-name="T25">a++ + --a;</text:span><text:line-break/></text:p>
              </text:list-item>
              <text:list-item>
                <text:p text:style-name="P44"><text:span text:style-name="T25">let a = 1</text:span>;<text:line-break/><text:span text:style-name="T25">a++ + a</text:span><text:span text:style-name="T26">--</text:span>;<text:line-break/></text:p>
              </text:list-item>
              <text:list-item>
                <text:p text:style-name="P44"><text:span text:style-name="T25">let a = 1</text:span>;<text:line-break/><text:span text:style-name="T26">++</text:span><text:span text:style-name="T25">a + a</text:span><text:span text:style-name="T26">--</text:span>;</text:p>
              </text:list-item>
            </text:list>
          </table:table-cell>
          <table:table-cell table:style-name="Tabla4.B1" office:value-type="string">
            <text:list xml:id="list211601136826925" text:continue-numbering="true" text:style-name="L2">
              <text:list-item>
                <text:p text:style-name="P67"><text:span text:style-name="T31">let a = 1;<text:line-break/>a &gt; 1 ? a &lt; 1 ? a++ : a-- : --a ;</text:span><text:line-break/></text:p>
              </text:list-item>
              <text:list-item>
                <text:p text:style-name="P67"><text:span text:style-name="T32">let a = 1;<text:line-break/>let b = 2;<text:line-break/>a * b &gt;= 2 ? (a += b--, ++b) : a /= --b;</text:span><text:line-break/></text:p>
              </text:list-item>
              <text:list-item>
                <text:p text:style-name="P77">let a = 1;<text:line-break/>for (let i = 1, k = 10; <text:span text:style-name="T51">i &lt; 100</text:span>; i+=k)<text:span text:style-name="T51"> {<text:line-break/> <text:s text:c="2"/>a += i;<text:line-break/>}</text:span></text:p>
              </text:list-item>
            </text:list>
          </table:table-cell>
        </table:table-row>
      </table:table>
      <text:p text:style-name="P20"/>
      <text:p text:style-name="P8"/>
      <text:p text:style-name="P28">Operadores lógicos de shortcut</text:p>
      <text:p text:style-name="P10"><text:span text:style-name="T37">3</text:span>. <text:span text:style-name="T19">Dada</text:span><text:span text:style-name="T20">s</text:span><text:span text:style-name="T19"> la</text:span><text:span text:style-name="T20">s</text:span><text:span text:style-name="T19"> siguiente expresión</text:span><text:span text:style-name="T20">es</text:span><text:span text:style-name="T19"> en JavaScript</text:span><text:span text:style-name="T20">, para cada una a</text:span><text:span text:style-name="T21">plicando las reglas de</text:span><text:span text:style-name="T20"> </text:span><text:span text:style-name="T21">orden de agrupación</text:span><text:span text:style-name="T20"> (</text:span><text:span text:style-name="T21">precedencia y asociatividad</text:span><text:span text:style-name="T20">) y </text:span><text:span text:style-name="T21">orden de evaluación</text:span><text:span text:style-name="T20">:</text:span></text:p>
      <text:list xml:id="list211602255238704" text:continue-list="list211602763449146" text:style-name="L1">
        <text:list-item>
          <text:p text:style-name="P35"><text:span text:style-name="T18">pon paréntesis de forma que, sin modificar su funcionalidad, haga claro en qué orden se evalúa.</text:span><text:span text:style-name="T17"> </text:span></text:p>
        </text:list-item>
        <text:list-item>
          <text:p text:style-name="P40">indica el valor resultante de la expresión y de las variables, si las hay</text:p>
        </text:list-item>
      </text:list>
      <text:p text:style-name="P21"/>
      <table:table table:name="Tabla1" table:style-name="Tabla1">
        <table:table-column table:style-name="Tabla1.A" table:number-columns-repeated="3"/>
        <table:table-row table:style-name="TableLine1585718034672">
          <table:table-cell table:style-name="Tabla1.A1" office:value-type="string">
            <text:list xml:id="list1772484679" text:style-name="L3">
              <text:list-item text:start-value="1">
                <text:p text:style-name="P55">let a = 1;<text:line-break/>true || ++a<text:line-break/></text:p>
              </text:list-item>
              <text:list-item>
                <text:p text:style-name="P55">let a = 1;<text:line-break/><text:span text:style-name="T23">false </text:span>|| ++a<text:line-break/></text:p>
              </text:list-item>
              <text:list-item>
                <text:p text:style-name="P55">let a = 1;<text:line-break/><text:span text:style-name="T23">++a</text:span> || <text:span text:style-name="T23">true</text:span>;<text:line-break/></text:p>
              </text:list-item>
              <text:list-item>
                <text:p text:style-name="P55">let a = 1;<text:line-break/><text:span text:style-name="T23">false</text:span> <text:span text:style-name="T23">&amp;&amp;</text:span> ++a;</text:p>
              </text:list-item>
            </text:list>
          </table:table-cell>
          <table:table-cell table:style-name="Tabla1.A1" office:value-type="string">
            <text:list xml:id="list211602896609420" text:continue-numbering="true" text:style-name="L3">
              <text:list-item>
                <text:p text:style-name="P56">let a = <text:span text:style-name="T23">0</text:span>;<text:line-break/><text:span text:style-name="T23">let b = 1;</text:span><text:line-break/><text:span text:style-name="T23">a++</text:span> <text:span text:style-name="T23">&amp;&amp;</text:span> <text:span text:style-name="T23">b+</text:span><text:span text:style-name="T30">+</text:span><text:span text:style-name="T23"><text:line-break/></text:span></text:p>
              </text:list-item>
              <text:list-item>
                <text:p text:style-name="P56">let a = <text:span text:style-name="T23">1</text:span>;<text:line-break/><text:span text:style-name="T23">let b = 0;</text:span><text:line-break/><text:span text:style-name="T23">--a</text:span> <text:span text:style-name="T23">||</text:span> <text:span text:style-name="T23">b++;<text:line-break/></text:span></text:p>
              </text:list-item>
              <text:list-item>
                <text:p text:style-name="P56">let a = <text:span text:style-name="T23">1</text:span>;<text:line-break/><text:span text:style-name="T23">--a</text:span> <text:span text:style-name="T23">||</text:span> <text:span text:style-name="T23">a++;<text:line-break/></text:span></text:p>
              </text:list-item>
              <text:list-item>
                <text:p text:style-name="P56">let a = <text:span text:style-name="T23">1</text:span>;<text:line-break/><text:span text:style-name="T23">--a</text:span> <text:span text:style-name="T23">&amp;&amp;</text:span> <text:span text:style-name="T23">a++;</text:span></text:p>
              </text:list-item>
            </text:list>
          </table:table-cell>
          <table:table-cell table:style-name="Tabla1.C1" office:value-type="string">
            <text:list xml:id="list211602084205517" text:continue-numbering="true" text:style-name="L3">
              <text:list-item>
                <text:p text:style-name="P57">let a = <text:span text:style-name="T23">1</text:span>;<text:line-break/><text:span text:style-name="T23">a--</text:span> <text:span text:style-name="T23">&amp;&amp;</text:span> <text:span text:style-name="T23">a++<text:line-break/></text:span></text:p>
                <text:p text:style-name="P78">j) !(a &amp;&amp; b) === !a || !b<text:line-break/><text:line-break/>k) !(a || b) === !a &amp;&amp; !b<text:line-break/><text:line-break/><text:span text:style-name="T33">(estas 2 ultimas son las leyes de De Morgan)</text:span></text:p>
              </text:list-item>
            </text:list>
          </table:table-cell>
        </table:table-row>
      </table:table>
      <text:p text:style-name="P21"/>
      <text:p text:style-name="P9"/>
      <text:p text:style-name="P9"/>
      <text:p text:style-name="P9"><text:soft-page-break/></text:p>
      <text:p text:style-name="P9"/>
      <text:p text:style-name="P29">Operadores a nivel de bit</text:p>
      <text:p text:style-name="P10"><text:span text:style-name="T52">4</text:span>. <text:span text:style-name="T19">Dada</text:span><text:span text:style-name="T20">s</text:span><text:span text:style-name="T19"> la</text:span><text:span text:style-name="T20">s</text:span><text:span text:style-name="T19"> siguiente expresión</text:span><text:span text:style-name="T20">es</text:span><text:span text:style-name="T19"> en JavaScript</text:span><text:span text:style-name="T20">, para cada una a</text:span><text:span text:style-name="T21">plicando las reglas de</text:span><text:span text:style-name="T20"> </text:span><text:span text:style-name="T21">orden de agrupación</text:span><text:span text:style-name="T20"> (</text:span><text:span text:style-name="T21">precedencia y asociatividad</text:span><text:span text:style-name="T20">) y </text:span><text:span text:style-name="T21">orden de evaluación</text:span><text:span text:style-name="T20">:</text:span></text:p>
      <text:list xml:id="list211602778150609" text:continue-list="list211602255238704" text:style-name="L1">
        <text:list-item>
          <text:p text:style-name="P35"><text:span text:style-name="T18">pon paréntesis de forma que, sin modificar su funcionalidad, haga claro en qué orden se evalúa.</text:span><text:span text:style-name="T17"> </text:span></text:p>
        </text:list-item>
        <text:list-item>
          <text:p text:style-name="P40">indica el valor resultante de la expresión y de las variables, si las hay</text:p>
        </text:list-item>
      </text:list>
      <text:p text:style-name="P31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eLine1585718022432">
          <table:table-cell table:style-name="Tabla6.A1" office:value-type="string">
            <text:list xml:id="list4282345018" text:style-name="L4">
              <text:list-item text:start-value="1">
                <text:p text:style-name="P45">Number.MAX_SAFE_INTEGER.toString(16)<text:line-break/></text:p>
              </text:list-item>
              <text:list-item>
                <text:p text:style-name="P45">Number.MAX_SAFE_INTEGER.toString(<text:span text:style-name="T40">2</text:span>)<text:line-break/></text:p>
              </text:list-item>
              <text:list-item>
                <text:p text:style-name="P46"><text:span text:style-name="T41">(343).toString(2)</text:span><text:line-break/></text:p>
              </text:list-item>
              <text:list-item>
                <text:p text:style-name="P46">~<text:span text:style-name="T35">0b0000000</text:span><text:line-break/></text:p>
              </text:list-item>
              <text:list-item>
                <text:p text:style-name="P47">~<text:span text:style-name="T35">0b11111111</text:span><text:line-break/></text:p>
              </text:list-item>
              <text:list-item>
                <text:p text:style-name="P47">~<text:span text:style-name="T35">0xFFFFFFFF</text:span><text:line-break/></text:p>
              </text:list-item>
              <text:list-item>
                <text:p text:style-name="P47">~<text:span text:style-name="T35">0x80000000<text:line-break/></text:span></text:p>
              </text:list-item>
              <text:list-item>
                <text:p text:style-name="P68"><text:span text:style-name="T22">~</text:span><text:span text:style-name="T34">1</text:span><text:line-break/></text:p>
              </text:list-item>
              <text:list-item>
                <text:p text:style-name="P50">~~<text:span text:style-name="T34">1<text:line-break/></text:span></text:p>
              </text:list-item>
              <text:list-item>
                <text:p text:style-name="P51">~<text:span text:style-name="T36">(!0)<text:line-break/></text:span></text:p>
              </text:list-item>
              <text:list-item>
                <text:p text:style-name="P51">~<text:span text:style-name="T36">(!1)<text:line-break/></text:span></text:p>
              </text:list-item>
              <text:list-item>
                <text:p text:style-name="P79">0b11001111 &amp; 0b10010011<text:line-break/></text:p>
              </text:list-item>
              <text:list-item>
                <text:p text:style-name="P79">0b11001111 | 0b10010011<text:line-break/></text:p>
              </text:list-item>
              <text:list-item>
                <text:p text:style-name="P79">0b11001111 ^ 0b10010011</text:p>
              </text:list-item>
            </text:list>
          </table:table-cell>
          <table:table-cell table:style-name="Tabla6.A1" office:value-type="string">
            <text:list xml:id="list211602006895348" text:continue-numbering="true" text:style-name="L4">
              <text:list-item>
                <text:p text:style-name="P68"><text:span text:style-name="T36">65 &amp; 32</text:span><text:line-break/></text:p>
              </text:list-item>
              <text:list-item>
                <text:p text:style-name="P80">65 | 32<text:line-break/></text:p>
              </text:list-item>
              <text:list-item>
                <text:p text:style-name="P80">65 ^ 32<text:line-break/></text:p>
              </text:list-item>
              <text:list-item>
                <text:p text:style-name="P80">0b01010101 ^ 0b10101010<text:line-break/></text:p>
              </text:list-item>
              <text:list-item>
                <text:p text:style-name="P81">0b00000001&lt;&lt;1<text:line-break/></text:p>
              </text:list-item>
              <text:list-item>
                <text:p text:style-name="P81">(0b00000001&lt;&lt;1)&lt;&lt;1<text:line-break/></text:p>
              </text:list-item>
              <text:list-item>
                <text:p text:style-name="P81">((0b00000001&lt;&lt;1)&lt;&lt;1)&lt;&lt;1<text:line-break/></text:p>
              </text:list-item>
              <text:list-item>
                <text:p text:style-name="P81">0b00000001&lt;&lt;3<text:line-break/></text:p>
              </text:list-item>
              <text:list-item>
                <text:p text:style-name="P81">0x80000000&gt;&gt;4<text:line-break/></text:p>
              </text:list-item>
              <text:list-item>
                <text:p text:style-name="P81">0x80000000&gt;&gt;&gt;4<text:line-break/></text:p>
              </text:list-item>
              <text:list-item>
                <text:p text:style-name="P81">(0x80000000 + 0x0fffffff)|0</text:p>
              </text:list-item>
            </text:list>
          </table:table-cell>
          <table:table-cell table:style-name="Tabla6.C1" office:value-type="string">
            <text:list xml:id="list211601982633955" text:continue-numbering="true" text:style-name="L4">
              <text:list-item>
                <text:p text:style-name="P47">~<text:span text:style-name="T35">false<text:line-break/></text:span></text:p>
              </text:list-item>
              <text:list-item>
                <text:p text:style-name="P48">~<text:span text:style-name="T35">true<text:line-break/></text:span></text:p>
              </text:list-item>
              <text:list-item>
                <text:p text:style-name="P49">~~<text:span text:style-name="T35">false<text:line-break/></text:span></text:p>
              </text:list-item>
              <text:list-item>
                <text:p text:style-name="P49">~~<text:span text:style-name="T35">true<text:line-break/></text:span></text:p>
              </text:list-item>
              <text:list-item>
                <text:p text:style-name="P49">~<text:span text:style-name="T35">undefined<text:line-break/></text:span></text:p>
              </text:list-item>
              <text:list-item>
                <text:p text:style-name="P49">~~<text:span text:style-name="T35">undefined<text:line-break/></text:span></text:p>
              </text:list-item>
              <text:list-item>
                <text:p text:style-name="P69"><text:span text:style-name="T35">!(</text:span><text:span text:style-name="T22">~</text:span><text:span text:style-name="T35">false)</text:span><text:span text:style-name="T22"><text:line-break/></text:span></text:p>
              </text:list-item>
              <text:list-item>
                <text:p text:style-name="P70"><text:span text:style-name="T35">!(</text:span><text:span text:style-name="T22">~~</text:span><text:span text:style-name="T35">false)</text:span><text:line-break/></text:p>
              </text:list-item>
              <text:list-item>
                <text:p text:style-name="P60"><text:span text:style-name="T22">~</text:span><text:span text:style-name="T34">a === -a - 1</text:span><text:line-break/></text:p>
              </text:list-item>
              <text:list-item>
                <text:p text:style-name="P61"><text:span text:style-name="T22">~~</text:span><text:span text:style-name="T34">(-0)</text:span>;<text:line-break/></text:p>
              </text:list-item>
              <text:list-item>
                <text:p text:style-name="P62"><text:span text:style-name="T34">-0&lt;&lt;2&gt;&gt;2</text:span><text:line-break/></text:p>
              </text:list-item>
            </text:list>
          </table:table-cell>
        </table:table-row>
      </table:table>
      <text:p text:style-name="P9"/>
      <text:p text:style-name="P13"/>
      <text:p text:style-name="P26">Forzar aritmética entera</text:p>
      <text:p text:style-name="P14"><text:span text:style-name="T52">5</text:span>. <text:span text:style-name="T19">Dada</text:span><text:span text:style-name="T20">s</text:span><text:span text:style-name="T19"> la</text:span><text:span text:style-name="T20">s</text:span><text:span text:style-name="T19"> siguiente expresión</text:span><text:span text:style-name="T20">es</text:span><text:span text:style-name="T19"> en JavaScript</text:span><text:span text:style-name="T20">, para cada una a</text:span><text:span text:style-name="T21">plicando las reglas de</text:span><text:span text:style-name="T20"> </text:span><text:span text:style-name="T21">orden de agrupación</text:span><text:span text:style-name="T20"> (</text:span><text:span text:style-name="T21">precedencia y asociatividad</text:span><text:span text:style-name="T20">) y </text:span><text:span text:style-name="T21">orden de evaluación</text:span><text:span text:style-name="T20">:</text:span></text:p>
      <text:list xml:id="list211603020762527" text:continue-list="list211602778150609" text:style-name="L1">
        <text:list-item>
          <text:p text:style-name="P36"><text:span text:style-name="T18">pon paréntesis de forma que, sin modificar su funcionalidad, haga claro en qué orden se evalúa.</text:span><text:span text:style-name="T17"> </text:span></text:p>
        </text:list-item>
        <text:list-item>
          <text:p text:style-name="P41">indica el valor resultante de la expresión y de las variables, si las hay</text:p>
        </text:list-item>
      </text:list>
      <text:p text:style-name="P17">Estas expresiones buscan realizar las operaciones con aritmética entera y no aritmética de coma flotante</text:p>
      <text:p text:style-name="P23"/>
      <table:table table:name="Tabla5" table:style-name="Tabla5">
        <table:table-column table:style-name="Tabla5.A"/>
        <table:table-column table:style-name="Tabla5.B"/>
        <table:table-row table:style-name="TableLine1585718026784">
          <table:table-cell table:style-name="Tabla5.A1" office:value-type="string">
            <text:list xml:id="list3435249820" text:style-name="L5">
              <text:list-item text:start-value="1">
                <text:p text:style-name="P82">(19 / 2)</text:p>
                <text:p text:style-name="P52"><text:span text:style-name="T37">(19 / 2)|0<text:line-break/>(19 / 2)&gt;&gt;&gt;0</text:span><text:line-break/></text:p>
              </text:list-item>
              <text:list-item>
                <text:p text:style-name="P83">(-19 / 2)<text:line-break/>(-19 / 2)|0<text:line-break/>(-19 / 2)&gt;&gt;&gt;0</text:p>
              </text:list-item>
            </text:list>
          </table:table-cell>
          <table:table-cell table:style-name="Tabla5.B1" office:value-type="string">
            <text:list xml:id="list211602149610572" text:continue-numbering="true" text:style-name="L5">
              <text:list-item>
                <text:p text:style-name="P71"><text:span text:style-name="T39"><text:s/>((19 / 2) + (23 / 3)) % 5</text:span><text:line-break/></text:p>
              </text:list-item>
              <text:list-item>
                <text:p text:style-name="P71"><text:span text:style-name="T39"><text:s/>(( (-19 / 2)|0 + (23 / 3)|0 ) % 5)</text:span><text:line-break/></text:p>
              </text:list-item>
              <text:list-item>
                <text:p text:style-name="P72"><text:span text:style-name="T39"><text:s/>(( ((19 / 2)|0) + ((23 / 3)|0 )) % 5)|0</text:span><text:line-break/></text:p>
              </text:list-item>
              <text:list-item>
                <text:p text:style-name="P84"><text:s/>(( (-19 / 2)&gt;&gt;&gt;0 + (23 / 3)&gt;&gt;&gt;0 ) % 5)&gt;&gt;&gt;0</text:p>
              </text:list-item>
            </text:list>
          </table:table-cell>
        </table:table-row>
      </table:table>
      <text:p text:style-name="P13"/>
      <text:p text:style-name="P13"/>
      <text:p text:style-name="P27">Forzar aritmética entera</text:p>
      <text:p text:style-name="P15"><text:span text:style-name="T52">6</text:span>. <text:span text:style-name="T37">Modificar la siguiente expresión en lenguaje C (que utiliza aritmética entera, al ser </text:span><text:span text:style-name="T46">d</text:span><text:span text:style-name="T37">, </text:span><text:span text:style-name="T46">m</text:span><text:span text:style-name="T37">, y </text:span><text:span text:style-name="T47">y</text:span><text:span text:style-name="T50"> </text:span><text:span text:style-name="T37">número enteros) para que funcione en JavaScript:<text:line-break/></text:span></text:p>
      <text:p text:style-name="P32"><text:span text:style-name="T38">(d</text:span><text:span text:style-name="T37"> </text:span><text:span text:style-name="T38">+=</text:span><text:span text:style-name="T37"> </text:span><text:span text:style-name="T38">m</text:span><text:span text:style-name="T37"> </text:span><text:span text:style-name="T38">&lt;</text:span><text:span text:style-name="T37"> </text:span><text:span text:style-name="T38">3</text:span><text:span text:style-name="T37"> </text:span><text:span text:style-name="T38">?</text:span><text:span text:style-name="T37"> </text:span><text:span text:style-name="T38">y--</text:span><text:span text:style-name="T37"> </text:span><text:span text:style-name="T38">:</text:span><text:span text:style-name="T37"> </text:span><text:span text:style-name="T38">y-2</text:span><text:span text:style-name="T37"> </text:span><text:span text:style-name="T38">,</text:span><text:span text:style-name="T37"> </text:span><text:span text:style-name="T38">23</text:span><text:span text:style-name="T37"> </text:span><text:span text:style-name="T38">*</text:span><text:span text:style-name="T37"> </text:span><text:span text:style-name="T38">m</text:span><text:span text:style-name="T37"> </text:span><text:span text:style-name="T38">/</text:span><text:span text:style-name="T37"> </text:span><text:span text:style-name="T38">9</text:span><text:span text:style-name="T37"> </text:span><text:span text:style-name="T38">+</text:span><text:span text:style-name="T37"> </text:span><text:span text:style-name="T38">d</text:span><text:span text:style-name="T37"> </text:span><text:span text:style-name="T38">+</text:span><text:span text:style-name="T37"> </text:span><text:span text:style-name="T38">4</text:span><text:span text:style-name="T37"> </text:span><text:span text:style-name="T38">+</text:span><text:span text:style-name="T37"> </text:span><text:span text:style-name="T38">y</text:span><text:span text:style-name="T37"> </text:span><text:span text:style-name="T38">/</text:span><text:span text:style-name="T37"> </text:span><text:span text:style-name="T38">4</text:span><text:span text:style-name="T37"> </text:span><text:span text:style-name="T38">-</text:span><text:span text:style-name="T37"> </text:span><text:span text:style-name="T38">y</text:span><text:span text:style-name="T37"> </text:span><text:span text:style-name="T38">/</text:span><text:span text:style-name="T37"> </text:span><text:span text:style-name="T38">100</text:span><text:span text:style-name="T37"> </text:span><text:span text:style-name="T38">+</text:span><text:span text:style-name="T37"> </text:span><text:span text:style-name="T38">y</text:span><text:span text:style-name="T37"> </text:span><text:span text:style-name="T38">/</text:span><text:span text:style-name="T37"> </text:span><text:span text:style-name="T38">400</text:span><text:span text:style-name="T37"> </text:span><text:span text:style-name="T38">)</text:span><text:span text:style-name="T37"> </text:span><text:span text:style-name="T38">%</text:span><text:span text:style-name="T37"> </text:span><text:span text:style-name="T38">7 <text:s/></text:span></text:p>
      <text:p text:style-name="P9"/>
      <text:p text:style-name="P9"/>
      <text:p text:style-name="P9"/>
      <text:p text:style-name="P30">Asignación</text:p>
      <text:p text:style-name="P11"><text:span text:style-name="T52">7</text:span>. <text:span text:style-name="T19">Dada</text:span><text:span text:style-name="T20">s</text:span><text:span text:style-name="T19"> la</text:span><text:span text:style-name="T20">s</text:span><text:span text:style-name="T19"> siguiente expresión</text:span><text:span text:style-name="T20">es</text:span><text:span text:style-name="T19"> en JavaScript</text:span><text:span text:style-name="T20">, para cada una a</text:span><text:span text:style-name="T21">plicando las reglas de</text:span><text:span text:style-name="T20"> </text:span><text:span text:style-name="T21">orden de agrupación</text:span><text:span text:style-name="T20"> (</text:span><text:span text:style-name="T21">precedencia y asociatividad</text:span><text:span text:style-name="T20">) y </text:span><text:span text:style-name="T21">orden de evaluación</text:span><text:span text:style-name="T20">:</text:span></text:p>
      <text:list xml:id="list211601522467831" text:continue-list="list211603020762527" text:style-name="L1">
        <text:list-item>
          <text:p text:style-name="P37"><text:span text:style-name="T18">pon paréntesis de forma que, sin modificar su funcionalidad, haga claro en qué orden se evalúa.</text:span><text:span text:style-name="T17"> </text:span></text:p>
        </text:list-item>
        <text:list-item>
          <text:p text:style-name="P42"><text:soft-page-break/>indica el valor resultante de la expresión y de las variables, si las hay</text:p>
        </text:list-item>
      </text:list>
      <text:p text:style-name="P22"/>
      <table:table table:name="Tabla7" table:style-name="Tabla7">
        <table:table-column table:style-name="Tabla7.A"/>
        <table:table-column table:style-name="Tabla7.B"/>
        <table:table-row table:style-name="TableLine1585718028416">
          <table:table-cell table:style-name="Tabla7.A1" office:value-type="string">
            <text:list xml:id="list4280029676" text:style-name="L6">
              <text:list-item text:start-value="1">
                <text:p text:style-name="P53"><text:span text:style-name="T41">let a = b = 10</text:span>;<text:line-break/></text:p>
              </text:list-item>
              <text:list-item>
                <text:p text:style-name="P53">let a = b =<text:span text:style-name="T41"> </text:span>(213434).toString(16);<text:line-break/></text:p>
              </text:list-item>
              <text:list-item>
                <text:p text:style-name="P54"><text:span text:style-name="Source_20_Text"><text:span text:style-name="T42">let a = 1;<text:line-break/>true</text:span></text:span><text:span text:style-name="Source_20_Text"><text:span text:style-name="T43"> &amp;&amp; (</text:span></text:span><text:span text:style-name="Source_20_Text"><text:span text:style-name="T44">a</text:span></text:span><text:span text:style-name="Source_20_Text"><text:span text:style-name="T43"> = </text:span></text:span><text:span text:style-name="Source_20_Text"><text:span text:style-name="T45">31</text:span></text:span><text:span text:style-name="Source_20_Text"><text:span text:style-name="T43">)</text:span></text:span><text:line-break/></text:p>
              </text:list-item>
              <text:list-item>
                <text:p text:style-name="P53">const z = y = x = Math.max(1,3);<text:line-break/><text:span text:style-name="T41">y++;<text:line-break/>x++;<text:line-break/>z++;</text:span></text:p>
              </text:list-item>
            </text:list>
          </table:table-cell>
          <table:table-cell table:style-name="Tabla7.B1" office:value-type="string">
            <text:list xml:id="list211601933608263" text:continue-numbering="true" text:style-name="L6">
              <text:list-item>
                <text:p text:style-name="P73">let w = 20;<text:line-break/>let a = false &amp;&amp; w++;<text:line-break/></text:p>
              </text:list-item>
              <text:list-item>
                <text:p text:style-name="P73">let w = 20;<text:line-break/>let a = <text:span text:style-name="T48">(</text:span>false &amp;&amp; w++<text:span text:style-name="T48">);</text:span><text:line-break/></text:p>
              </text:list-item>
              <text:list-item>
                <text:p text:style-name="P73">let w = 20;<text:line-break/>let a = <text:span text:style-name="T48">true</text:span> &amp;&amp; w++;<text:line-break/></text:p>
              </text:list-item>
              <text:list-item>
                <text:p text:style-name="P74">let w = 20;<text:line-break/>let a = <text:span text:style-name="T48">(true</text:span> &amp;&amp; w++<text:span text:style-name="T48">)</text:span>;</text:p>
              </text:list-item>
            </text:list>
          </table:table-cell>
        </table:table-row>
      </table:table>
      <text:p text:style-name="P12"/>
      <text:p text:style-name="P12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Courier New" svg:font-family="'Courier New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swiss"/>
    <style:font-face style:name="Liberation Mono1" svg:font-family="'Liberation Mono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swiss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7.094cm" style:rel-column-width="24469*"/>
    </style:style>
    <style:style style:name="Tabla2.B" style:family="table-column">
      <style:table-column-properties style:column-width="9.211cm" style:rel-column-width="31769*"/>
    </style:style>
    <style:style style:name="Tabla2.C" style:family="table-column">
      <style:table-column-properties style:column-width="2.695cm" style:rel-column-width="9297*"/>
    </style:style>
    <style:style style:name="Tabla2.1" style:family="table-row">
      <style:table-row-properties style:min-row-height="0.893cm"/>
    </style:style>
    <style:style style:name="Tabla2.A1" style:family="table-cell">
      <style:table-cell-properties fo:padding="0.097cm" fo:border-left="none" fo:border-right="none" fo:border-top="none" fo:border-bottom="1pt solid #00ccff"/>
    </style:style>
    <style:style style:name="Tabla2.B1" style:family="table-cell">
      <style:table-cell-properties style:vertical-align="middle" fo:padding="0.097cm" fo:border-left="none" fo:border-right="none" fo:border-top="none" fo:border-bottom="1pt solid #00ccff"/>
    </style:style>
    <style:style style:name="MP1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MP2" style:family="paragraph" style:parent-style-name="Table_20_Contents">
      <style:text-properties fo:font-size="9pt" style:font-size-asian="9pt" style:font-size-complex="9pt"/>
    </style:style>
    <style:style style:name="MP3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8.931cm" style:type="right"/>
        </style:tab-stops>
      </style:paragraph-properties>
      <style:text-properties fo:font-size="9pt" officeooo:rsid="016f3fdd" officeooo:paragraph-rsid="0175db57" style:font-size-asian="9pt" style:font-size-complex="9pt"/>
    </style:style>
    <style:style style:name="MP4" style:family="paragraph" style:parent-style-name="Table_20_Contents">
      <style:text-properties fo:font-size="9pt" style:font-size-asian="9.44999980926514pt" style:font-size-complex="10.8000001907349pt"/>
    </style:style>
    <style:style style:name="MT1" style:family="text">
      <style:text-properties fo:color="#3399ff" loext:opacity="100%" style:font-name="Berlin Sans FB Demi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2" style:family="text">
      <style:text-properties fo:color="#00cc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3" style:family="text">
      <style:text-properties fo:color="#00ccff" loext:opacity="100%" style:font-name="Berlin Sans FB Demi" fo:language="zxx" fo:country="none" fo:font-style="italic" fo:text-shadow="1pt 1pt" fo:font-weight="bold" officeooo:rsid="016759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4" style:family="text">
      <style:text-properties fo:color="#b2b2b2" loext:opacity="100%" style:font-name="Berlin Sans FB Demi" fo:font-size="8pt" fo:language="zxx" fo:country="none" fo:font-style="italic" fo:text-shadow="1pt 1pt" fo:font-weight="bold" officeooo:rsid="0170ba8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5" style:family="text">
      <style:text-properties fo:color="#b2b2b2" loext:opacity="100%" style:font-name="Berlin Sans FB Demi" fo:font-size="8pt" fo:language="zxx" fo:country="none" fo:font-style="italic" fo:text-shadow="1pt 1pt" fo:font-weight="bold" officeooo:rsid="0175db5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6" style:family="text">
      <style:text-properties fo:color="#3399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7" style:family="text">
      <style:text-properties fo:color="#3399ff" loext:opacity="100%" style:font-name="Berlin Sans FB Demi" fo:language="zxx" fo:country="none" fo:font-style="italic" fo:text-shadow="1pt 1pt" fo:font-weight="bold" officeooo:rsid="0173d284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8" style:family="text">
      <style:text-properties fo:color="#3399ff" loext:opacity="100%" style:font-name="Berlin Sans FB Demi" fo:font-size="11pt" fo:language="zxx" fo:country="none" fo:font-style="italic" fo:text-shadow="1pt 1pt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MT9" style:family="text">
      <style:text-properties fo:color="#3399ff" loext:opacity="100%" style:font-name="Berlin Sans FB Demi" fo:font-size="11pt" fo:language="zxx" fo:country="none" fo:font-style="italic" fo:text-shadow="1pt 1pt" fo:font-weight="bold" officeooo:rsid="0175db57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MT10" style:family="text">
      <style:text-properties fo:color="#ff9900" loext:opacity="100%" style:font-name="Berlin Sans FB Demi" fo:language="zxx" fo:country="none" fo:font-style="italic" fo:text-shadow="1pt 1pt" fo:font-weight="bold" officeooo:rsid="017d298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1" style:family="text">
      <style:text-properties fo:color="#ff9900" loext:opacity="100%" style:font-name="Berlin Sans FB Demi" fo:language="zxx" fo:country="none" fo:font-style="italic" fo:text-shadow="1pt 1pt" fo:font-weight="bold" officeooo:rsid="017dbcb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2" style:family="text">
      <style:text-properties fo:color="#ff9900" loext:opacity="100%" style:font-name="Berlin Sans FB Demi" fo:language="zxx" fo:country="none" fo:font-style="italic" fo:text-shadow="1pt 1pt" fo:font-weight="bold" officeooo:rsid="0175db5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3" style:family="text">
      <style:text-properties fo:color="#ff9900" loext:opacity="100%" style:font-name="Berlin Sans FB Demi" fo:language="zxx" fo:country="none" fo:font-style="italic" fo:text-shadow="1pt 1pt" fo:font-weight="bold" officeooo:rsid="017b841f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4" style:family="text">
      <style:text-properties fo:color="#ff9900" loext:opacity="100%" style:font-name="Berlin Sans FB Demi" fo:language="zxx" fo:country="none" fo:font-style="italic" fo:text-shadow="1pt 1pt" fo:font-weight="bold" officeooo:rsid="01bde598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99cm" fo:margin-left="0cm" fo:margin-right="0cm" fo:margin-bottom="0cm" fo:background-color="transparent" style:dynamic-spacing="false" draw:fill="none" draw:fill-color="#99ccff"/>
      </style:header-style>
      <style:footer-style/>
    </style:page-layout>
    <style:page-layout style:name="Mpm2">
      <style:page-layout-properties fo:page-width="29.7cm" fo:page-height="42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2"><draw:frame draw:style-name="Mfr1" draw:name="Imagen3" text:anchor-type="as-char" svg:width="6.899cm" svg:height="0.785cm" draw:z-index="5"><draw:image xlink:href="Pictures/100000010000048F00000085FBD0CADBB5058879.png" xlink:type="simple" xlink:show="embed" xlink:actuate="onLoad" draw:mime-type="image/png"/></draw:frame></text:p>
            </table:table-cell>
            <table:table-cell table:style-name="Tabla2.B1" office:value-type="string">
              <text:p text:style-name="MP3"><text:span text:style-name="MT1"><text:tab/></text:span><text:span text:style-name="MT2">CFGS </text:span><text:span text:style-name="MT3">D</text:span><text:span text:style-name="MT2">espregameto de Aplicacións Web</text:span><text:span text:style-name="MT1"> <text:tab/></text:span><text:span text:style-name="MT4">Curso 2022/2023</text:span></text:p>
              <text:p text:style-name="MP3"><text:span text:style-name="MT5"><text:tab/></text:span><text:span text:style-name="MT6">M</text:span><text:span text:style-name="MT7">ódulo </text:span><text:span text:style-name="MT6">P</text:span><text:span text:style-name="MT7">rofesioal:</text:span><text:span text:style-name="MT6"> <text:s/></text:span><text:span text:style-name="MT8">DWEC</text:span><text:span text:style-name="MT9"><text:tab/></text:span><text:span text:style-name="MT10">C</text:span><text:span text:style-name="MT11">ore</text:span><text:span text:style-name="MT10">-JS B</text:span><text:span text:style-name="MT12">oletín </text:span><text:span text:style-name="MT13">0</text:span><text:span text:style-name="MT14">6</text:span></text:p>
            </table:table-cell>
            <table:table-cell table:style-name="Tabla2.A1" office:value-type="string">
              <text:p text:style-name="MP4"><draw:frame draw:style-name="Mfr2" draw:name="Imagen6" text:anchor-type="as-char" svg:y="0.042cm" svg:width="2.127cm" svg:height="0.743cm" draw:z-index="2"><draw:image xlink:href="Pictures/100000000000013D0000006ED5D9C95498271B5F.jpg" xlink:type="simple" xlink:show="embed" xlink:actuate="onLoad" draw:mime-type="image/jpeg"/><svg:desc>D:\Datos\Documents\Educación\IES A Xunqueira II\Secretaría\Comunicación\Logos\Identidade corporativa\Marca Galicia\marca galicia.jpg</svg:desc><draw:contour-polygon svg:width="3.591cm" svg:height="1.218cm" svg:viewBox="0 0 3591 1218" draw:points="14,0 14,1218 3605,1218 3605,0" draw:recreate-on-edit="false"/></draw:frame></text:p>
            </table:table-cell>
          </table:table-row>
        </table:table>
        <text:p text:style-name="MP1"><text:tab/>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21H47M24S</meta:editing-duration>
    <meta:editing-cycles>367</meta:editing-cycles>
    <meta:generator>LibreOffice/7.2.2.2$Windows_X86_64 LibreOffice_project/02b2acce88a210515b4a5bb2e46cbfb63fe97d56</meta:generator>
    <dc:date>2023-01-28T21:16:00.808000000</dc:date>
    <meta:print-date>2020-01-09T12:56:09.293000000</meta:print-date>
    <meta:document-statistic meta:table-count="7" meta:image-count="2" meta:object-count="0" meta:page-count="3" meta:paragraph-count="118" meta:word-count="1012" meta:character-count="4673" meta:non-whitespace-character-count="3779"/>
    <meta:user-defined meta:name="Info 1"/>
    <meta:user-defined meta:name="Info 2"/>
    <meta:user-defined meta:name="Info 3"/>
    <meta:user-defined meta:name="Info 4"/>
  </office:meta>
</office:document-meta>
</file>